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TR - ARCH &amp; STRUCT Drawings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.jpg)</text:p>
          </table:table-cell>
          <table:table-cell table:formula="of:=CONCATENATE([.A1]; [.B1]; [.C1])" office:value-type="string" office:string-value="![](jpgs/001.jpg)" calcext:value-type="string">
            <text:p>![](jpgs/001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.jpg)</text:p>
          </table:table-cell>
          <table:table-cell table:formula="of:=CONCATENATE([.A2]; [.B2]; [.C2])" office:value-type="string" office:string-value="![](jpgs/002.jpg)" calcext:value-type="string">
            <text:p>![](jpgs/002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.jpg)</text:p>
          </table:table-cell>
          <table:table-cell table:formula="of:=CONCATENATE([.A3]; [.B3]; [.C3])" office:value-type="string" office:string-value="![](jpgs/003.jpg)" calcext:value-type="string">
            <text:p>![](jpgs/003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.jpg)</text:p>
          </table:table-cell>
          <table:table-cell table:formula="of:=CONCATENATE([.A4]; [.B4]; [.C4])" office:value-type="string" office:string-value="![](jpgs/004.jpg)" calcext:value-type="string">
            <text:p>![](jpgs/004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.jpg)</text:p>
          </table:table-cell>
          <table:table-cell table:formula="of:=CONCATENATE([.A5]; [.B5]; [.C5])" office:value-type="string" office:string-value="![](jpgs/005.jpg)" calcext:value-type="string">
            <text:p>![](jpgs/005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.jpg)</text:p>
          </table:table-cell>
          <table:table-cell table:formula="of:=CONCATENATE([.A6]; [.B6]; [.C6])" office:value-type="string" office:string-value="![](jpgs/006.jpg)" calcext:value-type="string">
            <text:p>![](jpgs/006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.jpg)</text:p>
          </table:table-cell>
          <table:table-cell table:formula="of:=CONCATENATE([.A7]; [.B7]; [.C7])" office:value-type="string" office:string-value="![](jpgs/007.jpg)" calcext:value-type="string">
            <text:p>![](jpgs/007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08</text:p>
          </table:table-cell>
          <table:table-cell office:value-type="string" calcext:value-type="string">
            <text:p>.jpg)</text:p>
          </table:table-cell>
          <table:table-cell table:formula="of:=CONCATENATE([.A8]; [.B8]; [.C8])" office:value-type="string" office:string-value="![](jpgs/008.jpg)" calcext:value-type="string">
            <text:p>![](jpgs/008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09</text:p>
          </table:table-cell>
          <table:table-cell office:value-type="string" calcext:value-type="string">
            <text:p>.jpg)</text:p>
          </table:table-cell>
          <table:table-cell table:formula="of:=CONCATENATE([.A9]; [.B9]; [.C9])" office:value-type="string" office:string-value="![](jpgs/009.jpg)" calcext:value-type="string">
            <text:p>![](jpgs/009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.jpg)</text:p>
          </table:table-cell>
          <table:table-cell table:formula="of:=CONCATENATE([.A10]; [.B10]; [.C10])" office:value-type="string" office:string-value="![](jpgs/010.jpg)" calcext:value-type="string">
            <text:p>![](jpgs/010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.jpg)</text:p>
          </table:table-cell>
          <table:table-cell table:formula="of:=CONCATENATE([.A11]; [.B11]; [.C11])" office:value-type="string" office:string-value="![](jpgs/011.jpg)" calcext:value-type="string">
            <text:p>![](jpgs/011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.jpg)</text:p>
          </table:table-cell>
          <table:table-cell table:formula="of:=CONCATENATE([.A12]; [.B12]; [.C12])" office:value-type="string" office:string-value="![](jpgs/012.jpg)" calcext:value-type="string">
            <text:p>![](jpgs/012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.jpg)</text:p>
          </table:table-cell>
          <table:table-cell table:formula="of:=CONCATENATE([.A13]; [.B13]; [.C13])" office:value-type="string" office:string-value="![](jpgs/013.jpg)" calcext:value-type="string">
            <text:p>![](jpgs/013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14</text:p>
          </table:table-cell>
          <table:table-cell office:value-type="string" calcext:value-type="string">
            <text:p>.jpg)</text:p>
          </table:table-cell>
          <table:table-cell table:formula="of:=CONCATENATE([.A14]; [.B14]; [.C14])" office:value-type="string" office:string-value="![](jpgs/014.jpg)" calcext:value-type="string">
            <text:p>![](jpgs/014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15</text:p>
          </table:table-cell>
          <table:table-cell office:value-type="string" calcext:value-type="string">
            <text:p>.jpg)</text:p>
          </table:table-cell>
          <table:table-cell table:formula="of:=CONCATENATE([.A15]; [.B15]; [.C15])" office:value-type="string" office:string-value="![](jpgs/015.jpg)" calcext:value-type="string">
            <text:p>![](jpgs/015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16</text:p>
          </table:table-cell>
          <table:table-cell office:value-type="string" calcext:value-type="string">
            <text:p>.jpg)</text:p>
          </table:table-cell>
          <table:table-cell table:formula="of:=CONCATENATE([.A16]; [.B16]; [.C16])" office:value-type="string" office:string-value="![](jpgs/016.jpg)" calcext:value-type="string">
            <text:p>![](jpgs/016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17</text:p>
          </table:table-cell>
          <table:table-cell office:value-type="string" calcext:value-type="string">
            <text:p>.jpg)</text:p>
          </table:table-cell>
          <table:table-cell table:formula="of:=CONCATENATE([.A17]; [.B17]; [.C17])" office:value-type="string" office:string-value="![](jpgs/017.jpg)" calcext:value-type="string">
            <text:p>![](jpgs/017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18</text:p>
          </table:table-cell>
          <table:table-cell office:value-type="string" calcext:value-type="string">
            <text:p>.jpg)</text:p>
          </table:table-cell>
          <table:table-cell table:formula="of:=CONCATENATE([.A18]; [.B18]; [.C18])" office:value-type="string" office:string-value="![](jpgs/018.jpg)" calcext:value-type="string">
            <text:p>![](jpgs/018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19</text:p>
          </table:table-cell>
          <table:table-cell office:value-type="string" calcext:value-type="string">
            <text:p>.jpg)</text:p>
          </table:table-cell>
          <table:table-cell table:formula="of:=CONCATENATE([.A19]; [.B19]; [.C19])" office:value-type="string" office:string-value="![](jpgs/019.jpg)" calcext:value-type="string">
            <text:p>![](jpgs/019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20</text:p>
          </table:table-cell>
          <table:table-cell office:value-type="string" calcext:value-type="string">
            <text:p>.jpg)</text:p>
          </table:table-cell>
          <table:table-cell table:formula="of:=CONCATENATE([.A20]; [.B20]; [.C20])" office:value-type="string" office:string-value="![](jpgs/020.jpg)" calcext:value-type="string">
            <text:p>![](jpgs/020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21</text:p>
          </table:table-cell>
          <table:table-cell office:value-type="string" calcext:value-type="string">
            <text:p>.jpg)</text:p>
          </table:table-cell>
          <table:table-cell table:formula="of:=CONCATENATE([.A21]; [.B21]; [.C21])" office:value-type="string" office:string-value="![](jpgs/021.jpg)" calcext:value-type="string">
            <text:p>![](jpgs/021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22</text:p>
          </table:table-cell>
          <table:table-cell office:value-type="string" calcext:value-type="string">
            <text:p>.jpg)</text:p>
          </table:table-cell>
          <table:table-cell table:formula="of:=CONCATENATE([.A22]; [.B22]; [.C22])" office:value-type="string" office:string-value="![](jpgs/022.jpg)" calcext:value-type="string">
            <text:p>![](jpgs/022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23</text:p>
          </table:table-cell>
          <table:table-cell office:value-type="string" calcext:value-type="string">
            <text:p>.jpg)</text:p>
          </table:table-cell>
          <table:table-cell table:formula="of:=CONCATENATE([.A23]; [.B23]; [.C23])" office:value-type="string" office:string-value="![](jpgs/023.jpg)" calcext:value-type="string">
            <text:p>![](jpgs/023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24</text:p>
          </table:table-cell>
          <table:table-cell office:value-type="string" calcext:value-type="string">
            <text:p>.jpg)</text:p>
          </table:table-cell>
          <table:table-cell table:formula="of:=CONCATENATE([.A24]; [.B24]; [.C24])" office:value-type="string" office:string-value="![](jpgs/024.jpg)" calcext:value-type="string">
            <text:p>![](jpgs/024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25</text:p>
          </table:table-cell>
          <table:table-cell office:value-type="string" calcext:value-type="string">
            <text:p>.jpg)</text:p>
          </table:table-cell>
          <table:table-cell table:formula="of:=CONCATENATE([.A25]; [.B25]; [.C25])" office:value-type="string" office:string-value="![](jpgs/025.jpg)" calcext:value-type="string">
            <text:p>![](jpgs/025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26</text:p>
          </table:table-cell>
          <table:table-cell office:value-type="string" calcext:value-type="string">
            <text:p>.jpg)</text:p>
          </table:table-cell>
          <table:table-cell table:formula="of:=CONCATENATE([.A26]; [.B26]; [.C26])" office:value-type="string" office:string-value="![](jpgs/026.jpg)" calcext:value-type="string">
            <text:p>![](jpgs/026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27</text:p>
          </table:table-cell>
          <table:table-cell office:value-type="string" calcext:value-type="string">
            <text:p>.jpg)</text:p>
          </table:table-cell>
          <table:table-cell table:formula="of:=CONCATENATE([.A27]; [.B27]; [.C27])" office:value-type="string" office:string-value="![](jpgs/027.jpg)" calcext:value-type="string">
            <text:p>![](jpgs/027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28</text:p>
          </table:table-cell>
          <table:table-cell office:value-type="string" calcext:value-type="string">
            <text:p>.jpg)</text:p>
          </table:table-cell>
          <table:table-cell table:formula="of:=CONCATENATE([.A28]; [.B28]; [.C28])" office:value-type="string" office:string-value="![](jpgs/028.jpg)" calcext:value-type="string">
            <text:p>![](jpgs/028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29</text:p>
          </table:table-cell>
          <table:table-cell office:value-type="string" calcext:value-type="string">
            <text:p>.jpg)</text:p>
          </table:table-cell>
          <table:table-cell table:formula="of:=CONCATENATE([.A29]; [.B29]; [.C29])" office:value-type="string" office:string-value="![](jpgs/029.jpg)" calcext:value-type="string">
            <text:p>![](jpgs/029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30</text:p>
          </table:table-cell>
          <table:table-cell office:value-type="string" calcext:value-type="string">
            <text:p>.jpg)</text:p>
          </table:table-cell>
          <table:table-cell table:formula="of:=CONCATENATE([.A30]; [.B30]; [.C30])" office:value-type="string" office:string-value="![](jpgs/030.jpg)" calcext:value-type="string">
            <text:p>![](jpgs/030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31</text:p>
          </table:table-cell>
          <table:table-cell office:value-type="string" calcext:value-type="string">
            <text:p>.jpg)</text:p>
          </table:table-cell>
          <table:table-cell table:formula="of:=CONCATENATE([.A31]; [.B31]; [.C31])" office:value-type="string" office:string-value="![](jpgs/031.jpg)" calcext:value-type="string">
            <text:p>![](jpgs/031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32</text:p>
          </table:table-cell>
          <table:table-cell office:value-type="string" calcext:value-type="string">
            <text:p>.jpg)</text:p>
          </table:table-cell>
          <table:table-cell table:formula="of:=CONCATENATE([.A32]; [.B32]; [.C32])" office:value-type="string" office:string-value="![](jpgs/032.jpg)" calcext:value-type="string">
            <text:p>![](jpgs/032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33</text:p>
          </table:table-cell>
          <table:table-cell office:value-type="string" calcext:value-type="string">
            <text:p>.jpg)</text:p>
          </table:table-cell>
          <table:table-cell table:formula="of:=CONCATENATE([.A33]; [.B33]; [.C33])" office:value-type="string" office:string-value="![](jpgs/033.jpg)" calcext:value-type="string">
            <text:p>![](jpgs/033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34</text:p>
          </table:table-cell>
          <table:table-cell office:value-type="string" calcext:value-type="string">
            <text:p>.jpg)</text:p>
          </table:table-cell>
          <table:table-cell table:formula="of:=CONCATENATE([.A34]; [.B34]; [.C34])" office:value-type="string" office:string-value="![](jpgs/034.jpg)" calcext:value-type="string">
            <text:p>![](jpgs/034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35</text:p>
          </table:table-cell>
          <table:table-cell office:value-type="string" calcext:value-type="string">
            <text:p>.jpg)</text:p>
          </table:table-cell>
          <table:table-cell table:formula="of:=CONCATENATE([.A35]; [.B35]; [.C35])" office:value-type="string" office:string-value="![](jpgs/035.jpg)" calcext:value-type="string">
            <text:p>![](jpgs/035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36</text:p>
          </table:table-cell>
          <table:table-cell office:value-type="string" calcext:value-type="string">
            <text:p>.jpg)</text:p>
          </table:table-cell>
          <table:table-cell table:formula="of:=CONCATENATE([.A36]; [.B36]; [.C36])" office:value-type="string" office:string-value="![](jpgs/036.jpg)" calcext:value-type="string">
            <text:p>![](jpgs/036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37</text:p>
          </table:table-cell>
          <table:table-cell office:value-type="string" calcext:value-type="string">
            <text:p>.jpg)</text:p>
          </table:table-cell>
          <table:table-cell table:formula="of:=CONCATENATE([.A37]; [.B37]; [.C37])" office:value-type="string" office:string-value="![](jpgs/037.jpg)" calcext:value-type="string">
            <text:p>![](jpgs/037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38</text:p>
          </table:table-cell>
          <table:table-cell office:value-type="string" calcext:value-type="string">
            <text:p>.jpg)</text:p>
          </table:table-cell>
          <table:table-cell table:formula="of:=CONCATENATE([.A38]; [.B38]; [.C38])" office:value-type="string" office:string-value="![](jpgs/038.jpg)" calcext:value-type="string">
            <text:p>![](jpgs/038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39</text:p>
          </table:table-cell>
          <table:table-cell office:value-type="string" calcext:value-type="string">
            <text:p>.jpg)</text:p>
          </table:table-cell>
          <table:table-cell table:formula="of:=CONCATENATE([.A39]; [.B39]; [.C39])" office:value-type="string" office:string-value="![](jpgs/039.jpg)" calcext:value-type="string">
            <text:p>![](jpgs/039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40</text:p>
          </table:table-cell>
          <table:table-cell office:value-type="string" calcext:value-type="string">
            <text:p>.jpg)</text:p>
          </table:table-cell>
          <table:table-cell table:formula="of:=CONCATENATE([.A40]; [.B40]; [.C40])" office:value-type="string" office:string-value="![](jpgs/040.jpg)" calcext:value-type="string">
            <text:p>![](jpgs/040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41</text:p>
          </table:table-cell>
          <table:table-cell office:value-type="string" calcext:value-type="string">
            <text:p>.jpg)</text:p>
          </table:table-cell>
          <table:table-cell table:formula="of:=CONCATENATE([.A41]; [.B41]; [.C41])" office:value-type="string" office:string-value="![](jpgs/041.jpg)" calcext:value-type="string">
            <text:p>![](jpgs/041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42</text:p>
          </table:table-cell>
          <table:table-cell office:value-type="string" calcext:value-type="string">
            <text:p>.jpg)</text:p>
          </table:table-cell>
          <table:table-cell table:formula="of:=CONCATENATE([.A42]; [.B42]; [.C42])" office:value-type="string" office:string-value="![](jpgs/042.jpg)" calcext:value-type="string">
            <text:p>![](jpgs/042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43</text:p>
          </table:table-cell>
          <table:table-cell office:value-type="string" calcext:value-type="string">
            <text:p>.jpg)</text:p>
          </table:table-cell>
          <table:table-cell table:formula="of:=CONCATENATE([.A43]; [.B43]; [.C43])" office:value-type="string" office:string-value="![](jpgs/043.jpg)" calcext:value-type="string">
            <text:p>![](jpgs/043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44</text:p>
          </table:table-cell>
          <table:table-cell office:value-type="string" calcext:value-type="string">
            <text:p>.jpg)</text:p>
          </table:table-cell>
          <table:table-cell table:formula="of:=CONCATENATE([.A44]; [.B44]; [.C44])" office:value-type="string" office:string-value="![](jpgs/044.jpg)" calcext:value-type="string">
            <text:p>![](jpgs/044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45</text:p>
          </table:table-cell>
          <table:table-cell office:value-type="string" calcext:value-type="string">
            <text:p>.jpg)</text:p>
          </table:table-cell>
          <table:table-cell table:formula="of:=CONCATENATE([.A45]; [.B45]; [.C45])" office:value-type="string" office:string-value="![](jpgs/045.jpg)" calcext:value-type="string">
            <text:p>![](jpgs/045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46</text:p>
          </table:table-cell>
          <table:table-cell office:value-type="string" calcext:value-type="string">
            <text:p>.jpg)</text:p>
          </table:table-cell>
          <table:table-cell table:formula="of:=CONCATENATE([.A46]; [.B46]; [.C46])" office:value-type="string" office:string-value="![](jpgs/046.jpg)" calcext:value-type="string">
            <text:p>![](jpgs/046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47</text:p>
          </table:table-cell>
          <table:table-cell office:value-type="string" calcext:value-type="string">
            <text:p>.jpg)</text:p>
          </table:table-cell>
          <table:table-cell table:formula="of:=CONCATENATE([.A47]; [.B47]; [.C47])" office:value-type="string" office:string-value="![](jpgs/047.jpg)" calcext:value-type="string">
            <text:p>![](jpgs/047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48</text:p>
          </table:table-cell>
          <table:table-cell office:value-type="string" calcext:value-type="string">
            <text:p>.jpg)</text:p>
          </table:table-cell>
          <table:table-cell table:formula="of:=CONCATENATE([.A48]; [.B48]; [.C48])" office:value-type="string" office:string-value="![](jpgs/048.jpg)" calcext:value-type="string">
            <text:p>![](jpgs/048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49</text:p>
          </table:table-cell>
          <table:table-cell office:value-type="string" calcext:value-type="string">
            <text:p>.jpg)</text:p>
          </table:table-cell>
          <table:table-cell table:formula="of:=CONCATENATE([.A49]; [.B49]; [.C49])" office:value-type="string" office:string-value="![](jpgs/049.jpg)" calcext:value-type="string">
            <text:p>![](jpgs/049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50</text:p>
          </table:table-cell>
          <table:table-cell office:value-type="string" calcext:value-type="string">
            <text:p>.jpg)</text:p>
          </table:table-cell>
          <table:table-cell table:formula="of:=CONCATENATE([.A50]; [.B50]; [.C50])" office:value-type="string" office:string-value="![](jpgs/050.jpg)" calcext:value-type="string">
            <text:p>![](jpgs/050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51</text:p>
          </table:table-cell>
          <table:table-cell office:value-type="string" calcext:value-type="string">
            <text:p>.jpg)</text:p>
          </table:table-cell>
          <table:table-cell table:formula="of:=CONCATENATE([.A51]; [.B51]; [.C51])" office:value-type="string" office:string-value="![](jpgs/051.jpg)" calcext:value-type="string">
            <text:p>![](jpgs/051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52</text:p>
          </table:table-cell>
          <table:table-cell office:value-type="string" calcext:value-type="string">
            <text:p>.jpg)</text:p>
          </table:table-cell>
          <table:table-cell table:formula="of:=CONCATENATE([.A52]; [.B52]; [.C52])" office:value-type="string" office:string-value="![](jpgs/052.jpg)" calcext:value-type="string">
            <text:p>![](jpgs/052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53</text:p>
          </table:table-cell>
          <table:table-cell office:value-type="string" calcext:value-type="string">
            <text:p>.jpg)</text:p>
          </table:table-cell>
          <table:table-cell table:formula="of:=CONCATENATE([.A53]; [.B53]; [.C53])" office:value-type="string" office:string-value="![](jpgs/053.jpg)" calcext:value-type="string">
            <text:p>![](jpgs/053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54</text:p>
          </table:table-cell>
          <table:table-cell office:value-type="string" calcext:value-type="string">
            <text:p>.jpg)</text:p>
          </table:table-cell>
          <table:table-cell table:formula="of:=CONCATENATE([.A54]; [.B54]; [.C54])" office:value-type="string" office:string-value="![](jpgs/054.jpg)" calcext:value-type="string">
            <text:p>![](jpgs/054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55</text:p>
          </table:table-cell>
          <table:table-cell office:value-type="string" calcext:value-type="string">
            <text:p>.jpg)</text:p>
          </table:table-cell>
          <table:table-cell table:formula="of:=CONCATENATE([.A55]; [.B55]; [.C55])" office:value-type="string" office:string-value="![](jpgs/055.jpg)" calcext:value-type="string">
            <text:p>![](jpgs/055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56</text:p>
          </table:table-cell>
          <table:table-cell office:value-type="string" calcext:value-type="string">
            <text:p>.jpg)</text:p>
          </table:table-cell>
          <table:table-cell table:formula="of:=CONCATENATE([.A56]; [.B56]; [.C56])" office:value-type="string" office:string-value="![](jpgs/056.jpg)" calcext:value-type="string">
            <text:p>![](jpgs/056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57</text:p>
          </table:table-cell>
          <table:table-cell office:value-type="string" calcext:value-type="string">
            <text:p>.jpg)</text:p>
          </table:table-cell>
          <table:table-cell table:formula="of:=CONCATENATE([.A57]; [.B57]; [.C57])" office:value-type="string" office:string-value="![](jpgs/057.jpg)" calcext:value-type="string">
            <text:p>![](jpgs/057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58</text:p>
          </table:table-cell>
          <table:table-cell office:value-type="string" calcext:value-type="string">
            <text:p>.jpg)</text:p>
          </table:table-cell>
          <table:table-cell table:formula="of:=CONCATENATE([.A58]; [.B58]; [.C58])" office:value-type="string" office:string-value="![](jpgs/058.jpg)" calcext:value-type="string">
            <text:p>![](jpgs/058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59</text:p>
          </table:table-cell>
          <table:table-cell office:value-type="string" calcext:value-type="string">
            <text:p>.jpg)</text:p>
          </table:table-cell>
          <table:table-cell table:formula="of:=CONCATENATE([.A59]; [.B59]; [.C59])" office:value-type="string" office:string-value="![](jpgs/059.jpg)" calcext:value-type="string">
            <text:p>![](jpgs/059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60</text:p>
          </table:table-cell>
          <table:table-cell office:value-type="string" calcext:value-type="string">
            <text:p>.jpg)</text:p>
          </table:table-cell>
          <table:table-cell table:formula="of:=CONCATENATE([.A60]; [.B60]; [.C60])" office:value-type="string" office:string-value="![](jpgs/060.jpg)" calcext:value-type="string">
            <text:p>![](jpgs/060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61</text:p>
          </table:table-cell>
          <table:table-cell office:value-type="string" calcext:value-type="string">
            <text:p>.jpg)</text:p>
          </table:table-cell>
          <table:table-cell table:formula="of:=CONCATENATE([.A61]; [.B61]; [.C61])" office:value-type="string" office:string-value="![](jpgs/061.jpg)" calcext:value-type="string">
            <text:p>![](jpgs/061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62</text:p>
          </table:table-cell>
          <table:table-cell office:value-type="string" calcext:value-type="string">
            <text:p>.jpg)</text:p>
          </table:table-cell>
          <table:table-cell table:formula="of:=CONCATENATE([.A62]; [.B62]; [.C62])" office:value-type="string" office:string-value="![](jpgs/062.jpg)" calcext:value-type="string">
            <text:p>![](jpgs/062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63</text:p>
          </table:table-cell>
          <table:table-cell office:value-type="string" calcext:value-type="string">
            <text:p>.jpg)</text:p>
          </table:table-cell>
          <table:table-cell table:formula="of:=CONCATENATE([.A63]; [.B63]; [.C63])" office:value-type="string" office:string-value="![](jpgs/063.jpg)" calcext:value-type="string">
            <text:p>![](jpgs/063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64</text:p>
          </table:table-cell>
          <table:table-cell office:value-type="string" calcext:value-type="string">
            <text:p>.jpg)</text:p>
          </table:table-cell>
          <table:table-cell table:formula="of:=CONCATENATE([.A64]; [.B64]; [.C64])" office:value-type="string" office:string-value="![](jpgs/064.jpg)" calcext:value-type="string">
            <text:p>![](jpgs/064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65</text:p>
          </table:table-cell>
          <table:table-cell office:value-type="string" calcext:value-type="string">
            <text:p>.jpg)</text:p>
          </table:table-cell>
          <table:table-cell table:formula="of:=CONCATENATE([.A65]; [.B65]; [.C65])" office:value-type="string" office:string-value="![](jpgs/065.jpg)" calcext:value-type="string">
            <text:p>![](jpgs/065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66</text:p>
          </table:table-cell>
          <table:table-cell office:value-type="string" calcext:value-type="string">
            <text:p>.jpg)</text:p>
          </table:table-cell>
          <table:table-cell table:formula="of:=CONCATENATE([.A66]; [.B66]; [.C66])" office:value-type="string" office:string-value="![](jpgs/066.jpg)" calcext:value-type="string">
            <text:p>![](jpgs/066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67</text:p>
          </table:table-cell>
          <table:table-cell office:value-type="string" calcext:value-type="string">
            <text:p>.jpg)</text:p>
          </table:table-cell>
          <table:table-cell table:formula="of:=CONCATENATE([.A67]; [.B67]; [.C67])" office:value-type="string" office:string-value="![](jpgs/067.jpg)" calcext:value-type="string">
            <text:p>![](jpgs/067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68</text:p>
          </table:table-cell>
          <table:table-cell office:value-type="string" calcext:value-type="string">
            <text:p>.jpg)</text:p>
          </table:table-cell>
          <table:table-cell table:formula="of:=CONCATENATE([.A68]; [.B68]; [.C68])" office:value-type="string" office:string-value="![](jpgs/068.jpg)" calcext:value-type="string">
            <text:p>![](jpgs/068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69</text:p>
          </table:table-cell>
          <table:table-cell office:value-type="string" calcext:value-type="string">
            <text:p>.jpg)</text:p>
          </table:table-cell>
          <table:table-cell table:formula="of:=CONCATENATE([.A69]; [.B69]; [.C69])" office:value-type="string" office:string-value="![](jpgs/069.jpg)" calcext:value-type="string">
            <text:p>![](jpgs/069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70</text:p>
          </table:table-cell>
          <table:table-cell office:value-type="string" calcext:value-type="string">
            <text:p>.jpg)</text:p>
          </table:table-cell>
          <table:table-cell table:formula="of:=CONCATENATE([.A70]; [.B70]; [.C70])" office:value-type="string" office:string-value="![](jpgs/070.jpg)" calcext:value-type="string">
            <text:p>![](jpgs/070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71</text:p>
          </table:table-cell>
          <table:table-cell office:value-type="string" calcext:value-type="string">
            <text:p>.jpg)</text:p>
          </table:table-cell>
          <table:table-cell table:formula="of:=CONCATENATE([.A71]; [.B71]; [.C71])" office:value-type="string" office:string-value="![](jpgs/071.jpg)" calcext:value-type="string">
            <text:p>![](jpgs/071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72</text:p>
          </table:table-cell>
          <table:table-cell office:value-type="string" calcext:value-type="string">
            <text:p>.jpg)</text:p>
          </table:table-cell>
          <table:table-cell table:formula="of:=CONCATENATE([.A72]; [.B72]; [.C72])" office:value-type="string" office:string-value="![](jpgs/072.jpg)" calcext:value-type="string">
            <text:p>![](jpgs/072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73</text:p>
          </table:table-cell>
          <table:table-cell office:value-type="string" calcext:value-type="string">
            <text:p>.jpg)</text:p>
          </table:table-cell>
          <table:table-cell table:formula="of:=CONCATENATE([.A73]; [.B73]; [.C73])" office:value-type="string" office:string-value="![](jpgs/073.jpg)" calcext:value-type="string">
            <text:p>![](jpgs/073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74</text:p>
          </table:table-cell>
          <table:table-cell office:value-type="string" calcext:value-type="string">
            <text:p>.jpg)</text:p>
          </table:table-cell>
          <table:table-cell table:formula="of:=CONCATENATE([.A74]; [.B74]; [.C74])" office:value-type="string" office:string-value="![](jpgs/074.jpg)" calcext:value-type="string">
            <text:p>![](jpgs/074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75</text:p>
          </table:table-cell>
          <table:table-cell office:value-type="string" calcext:value-type="string">
            <text:p>.jpg)</text:p>
          </table:table-cell>
          <table:table-cell table:formula="of:=CONCATENATE([.A75]; [.B75]; [.C75])" office:value-type="string" office:string-value="![](jpgs/075.jpg)" calcext:value-type="string">
            <text:p>![](jpgs/075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76</text:p>
          </table:table-cell>
          <table:table-cell office:value-type="string" calcext:value-type="string">
            <text:p>.jpg)</text:p>
          </table:table-cell>
          <table:table-cell table:formula="of:=CONCATENATE([.A76]; [.B76]; [.C76])" office:value-type="string" office:string-value="![](jpgs/076.jpg)" calcext:value-type="string">
            <text:p>![](jpgs/076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77</text:p>
          </table:table-cell>
          <table:table-cell office:value-type="string" calcext:value-type="string">
            <text:p>.jpg)</text:p>
          </table:table-cell>
          <table:table-cell table:formula="of:=CONCATENATE([.A77]; [.B77]; [.C77])" office:value-type="string" office:string-value="![](jpgs/077.jpg)" calcext:value-type="string">
            <text:p>![](jpgs/077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78</text:p>
          </table:table-cell>
          <table:table-cell office:value-type="string" calcext:value-type="string">
            <text:p>.jpg)</text:p>
          </table:table-cell>
          <table:table-cell table:formula="of:=CONCATENATE([.A78]; [.B78]; [.C78])" office:value-type="string" office:string-value="![](jpgs/078.jpg)" calcext:value-type="string">
            <text:p>![](jpgs/078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79</text:p>
          </table:table-cell>
          <table:table-cell office:value-type="string" calcext:value-type="string">
            <text:p>.jpg)</text:p>
          </table:table-cell>
          <table:table-cell table:formula="of:=CONCATENATE([.A79]; [.B79]; [.C79])" office:value-type="string" office:string-value="![](jpgs/079.jpg)" calcext:value-type="string">
            <text:p>![](jpgs/079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80</text:p>
          </table:table-cell>
          <table:table-cell office:value-type="string" calcext:value-type="string">
            <text:p>.jpg)</text:p>
          </table:table-cell>
          <table:table-cell table:formula="of:=CONCATENATE([.A80]; [.B80]; [.C80])" office:value-type="string" office:string-value="![](jpgs/080.jpg)" calcext:value-type="string">
            <text:p>![](jpgs/080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81</text:p>
          </table:table-cell>
          <table:table-cell office:value-type="string" calcext:value-type="string">
            <text:p>.jpg)</text:p>
          </table:table-cell>
          <table:table-cell table:formula="of:=CONCATENATE([.A81]; [.B81]; [.C81])" office:value-type="string" office:string-value="![](jpgs/081.jpg)" calcext:value-type="string">
            <text:p>![](jpgs/081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82</text:p>
          </table:table-cell>
          <table:table-cell office:value-type="string" calcext:value-type="string">
            <text:p>.jpg)</text:p>
          </table:table-cell>
          <table:table-cell table:formula="of:=CONCATENATE([.A82]; [.B82]; [.C82])" office:value-type="string" office:string-value="![](jpgs/082.jpg)" calcext:value-type="string">
            <text:p>![](jpgs/082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83</text:p>
          </table:table-cell>
          <table:table-cell office:value-type="string" calcext:value-type="string">
            <text:p>.jpg)</text:p>
          </table:table-cell>
          <table:table-cell table:formula="of:=CONCATENATE([.A83]; [.B83]; [.C83])" office:value-type="string" office:string-value="![](jpgs/083.jpg)" calcext:value-type="string">
            <text:p>![](jpgs/083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84</text:p>
          </table:table-cell>
          <table:table-cell office:value-type="string" calcext:value-type="string">
            <text:p>.jpg)</text:p>
          </table:table-cell>
          <table:table-cell table:formula="of:=CONCATENATE([.A84]; [.B84]; [.C84])" office:value-type="string" office:string-value="![](jpgs/084.jpg)" calcext:value-type="string">
            <text:p>![](jpgs/084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85</text:p>
          </table:table-cell>
          <table:table-cell office:value-type="string" calcext:value-type="string">
            <text:p>.jpg)</text:p>
          </table:table-cell>
          <table:table-cell table:formula="of:=CONCATENATE([.A85]; [.B85]; [.C85])" office:value-type="string" office:string-value="![](jpgs/085.jpg)" calcext:value-type="string">
            <text:p>![](jpgs/085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86</text:p>
          </table:table-cell>
          <table:table-cell office:value-type="string" calcext:value-type="string">
            <text:p>.jpg)</text:p>
          </table:table-cell>
          <table:table-cell table:formula="of:=CONCATENATE([.A86]; [.B86]; [.C86])" office:value-type="string" office:string-value="![](jpgs/086.jpg)" calcext:value-type="string">
            <text:p>![](jpgs/086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87</text:p>
          </table:table-cell>
          <table:table-cell office:value-type="string" calcext:value-type="string">
            <text:p>.jpg)</text:p>
          </table:table-cell>
          <table:table-cell table:formula="of:=CONCATENATE([.A87]; [.B87]; [.C87])" office:value-type="string" office:string-value="![](jpgs/087.jpg)" calcext:value-type="string">
            <text:p>![](jpgs/087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88</text:p>
          </table:table-cell>
          <table:table-cell office:value-type="string" calcext:value-type="string">
            <text:p>.jpg)</text:p>
          </table:table-cell>
          <table:table-cell table:formula="of:=CONCATENATE([.A88]; [.B88]; [.C88])" office:value-type="string" office:string-value="![](jpgs/088.jpg)" calcext:value-type="string">
            <text:p>![](jpgs/088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89</text:p>
          </table:table-cell>
          <table:table-cell office:value-type="string" calcext:value-type="string">
            <text:p>.jpg)</text:p>
          </table:table-cell>
          <table:table-cell table:formula="of:=CONCATENATE([.A89]; [.B89]; [.C89])" office:value-type="string" office:string-value="![](jpgs/089.jpg)" calcext:value-type="string">
            <text:p>![](jpgs/089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90</text:p>
          </table:table-cell>
          <table:table-cell office:value-type="string" calcext:value-type="string">
            <text:p>.jpg)</text:p>
          </table:table-cell>
          <table:table-cell table:formula="of:=CONCATENATE([.A90]; [.B90]; [.C90])" office:value-type="string" office:string-value="![](jpgs/090.jpg)" calcext:value-type="string">
            <text:p>![](jpgs/090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91</text:p>
          </table:table-cell>
          <table:table-cell office:value-type="string" calcext:value-type="string">
            <text:p>.jpg)</text:p>
          </table:table-cell>
          <table:table-cell table:formula="of:=CONCATENATE([.A91]; [.B91]; [.C91])" office:value-type="string" office:string-value="![](jpgs/091.jpg)" calcext:value-type="string">
            <text:p>![](jpgs/091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92</text:p>
          </table:table-cell>
          <table:table-cell office:value-type="string" calcext:value-type="string">
            <text:p>.jpg)</text:p>
          </table:table-cell>
          <table:table-cell table:formula="of:=CONCATENATE([.A92]; [.B92]; [.C92])" office:value-type="string" office:string-value="![](jpgs/092.jpg)" calcext:value-type="string">
            <text:p>![](jpgs/092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93</text:p>
          </table:table-cell>
          <table:table-cell office:value-type="string" calcext:value-type="string">
            <text:p>.jpg)</text:p>
          </table:table-cell>
          <table:table-cell table:formula="of:=CONCATENATE([.A93]; [.B93]; [.C93])" office:value-type="string" office:string-value="![](jpgs/093.jpg)" calcext:value-type="string">
            <text:p>![](jpgs/093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94</text:p>
          </table:table-cell>
          <table:table-cell office:value-type="string" calcext:value-type="string">
            <text:p>.jpg)</text:p>
          </table:table-cell>
          <table:table-cell table:formula="of:=CONCATENATE([.A94]; [.B94]; [.C94])" office:value-type="string" office:string-value="![](jpgs/094.jpg)" calcext:value-type="string">
            <text:p>![](jpgs/094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95</text:p>
          </table:table-cell>
          <table:table-cell office:value-type="string" calcext:value-type="string">
            <text:p>.jpg)</text:p>
          </table:table-cell>
          <table:table-cell table:formula="of:=CONCATENATE([.A95]; [.B95]; [.C95])" office:value-type="string" office:string-value="![](jpgs/095.jpg)" calcext:value-type="string">
            <text:p>![](jpgs/095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96</text:p>
          </table:table-cell>
          <table:table-cell office:value-type="string" calcext:value-type="string">
            <text:p>.jpg)</text:p>
          </table:table-cell>
          <table:table-cell table:formula="of:=CONCATENATE([.A96]; [.B96]; [.C96])" office:value-type="string" office:string-value="![](jpgs/096.jpg)" calcext:value-type="string">
            <text:p>![](jpgs/096.jpg)</text:p>
          </table:table-cell>
        </table:table-row>
        <table:table-row table:style-name="ro1">
          <table:table-cell office:value-type="string" calcext:value-type="string">
            <text:p>![](jpgs/</text:p>
          </table:table-cell>
          <table:table-cell office:value-type="string" calcext:value-type="string">
            <text:p>097</text:p>
          </table:table-cell>
          <table:table-cell office:value-type="string" calcext:value-type="string">
            <text:p>.jpg)</text:p>
          </table:table-cell>
          <table:table-cell table:formula="of:=CONCATENATE([.A97]; [.B97]; [.C97])" office:value-type="string" office:string-value="![](jpgs/097.jpg)" calcext:value-type="string">
            <text:p>![](jpgs/097.jpg)</text:p>
          </table:table-cell>
        </table:table-row>
        <table:table-row table:style-name="ro1" table:number-rows-repeated="104847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9-16T20:52:24.608000000</dc:date>
    <meta:editing-duration>PT5M14S</meta:editing-duration>
    <meta:editing-cycles>1</meta:editing-cycles>
    <meta:document-statistic meta:table-count="1" meta:cell-count="388" meta:object-count="0"/>
    <meta:generator>LibreOffice/6.4.5.2$Windows_X86_64 LibreOffice_project/a726b36747cf2001e06b58ad5db1aa3a9a1872d6</meta:generator>
  </office:meta>
</office:document-meta>
</file>